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text/xml" manifest:full-path="Object 9/content.xml"/>
  <manifest:file-entry manifest:media-type="text/xml" manifest:full-path="Object 9/settings.xml"/>
  <manifest:file-entry manifest:media-type="text/xml" manifest:full-path="Object 9/styles.xml"/>
  <manifest:file-entry manifest:media-type="application/rdf+xml" manifest:full-path="Object 9/manifest.rdf"/>
  <manifest:file-entry manifest:media-type="application/vnd.oasis.opendocument.spreadsheet" manifest:version="1.2" manifest:full-path="Object 9/"/>
  <manifest:file-entry manifest:media-type="" manifest:full-path="ObjectReplacements/Object 1"/>
  <manifest:file-entry manifest:media-type="" manifest:full-path="ObjectReplacements/Object 9"/>
  <manifest:file-entry manifest:media-type=""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rdf+xml" manifest:full-path="Object 3/manifest.rdf"/>
  <manifest:file-entry manifest:media-type="application/vnd.oasis.opendocument.spreadsheet" manifest:version="1.2" manifest:full-path="Object 3/"/>
  <manifest:file-entry manifest:media-type="application/binary" manifest:full-path="layout-cache"/>
  <manifest:file-entry manifest:media-type="" manifest:full-path="Pictures/20000007000049B800003EB2F0775371.svm"/>
  <manifest:file-entry manifest:media-type="" manifest:full-path="Pictures/2000000700005FC40000485842062E27.svm"/>
  <manifest:file-entry manifest:media-type="" manifest:full-path="Pictures/2000000700007319000046FDAFA3BC42.svm"/>
  <manifest:file-entry manifest:media-type="text/xml" manifest:full-path="Object 4/content.xml"/>
  <manifest:file-entry manifest:media-type="text/xml" manifest:full-path="Object 4/settings.xml"/>
  <manifest:file-entry manifest:media-type="text/xml" manifest:full-path="Object 4/styles.xml"/>
  <manifest:file-entry manifest:media-type="application/rdf+xml" manifest:full-path="Object 4/manifest.rdf"/>
  <manifest:file-entry manifest:media-type="application/vnd.oasis.opendocument.spreadsheet"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text/xml" manifest:full-path="styles.xml"/>
  <manifest:file-entry manifest:media-type="application/rdf+xml" manifest:full-path="manifest.rdf"/>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rdf+xml" manifest:full-path="Object 6/manifest.rdf"/>
  <manifest:file-entry manifest:media-type="application/vnd.oasis.opendocument.spreadsheet" manifest:version="1.2" manifest:full-path="Object 6/"/>
  <manifest:file-entry manifest:media-type="text/xml" manifest:full-path="meta.xml"/>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rdf+xml" manifest:full-path="Object 7/manifest.rdf"/>
  <manifest:file-entry manifest:media-type="application/vnd.oasis.opendocument.spreadsheet" manifest:version="1.2" manifest:full-path="Object 7/"/>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rdf+xml" manifest:full-path="Object 8/manifest.rdf"/>
  <manifest:file-entry manifest:media-type="application/vnd.oasis.opendocument.spreadsheet"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font-name="Tahoma"/>
    </style:style>
    <style:style style:name="P2" style:family="paragraph" style:parent-style-name="Standard">
      <style:paragraph-properties fo:text-align="center" style:justify-single-word="false"/>
      <style:text-properties style:font-name="Tahoma"/>
    </style:style>
    <style:style style:name="P3" style:family="paragraph" style:parent-style-name="Standard">
      <style:paragraph-properties fo:text-align="start" style:justify-single-word="false"/>
      <style:text-properties style:font-name="Tahoma"/>
    </style:style>
    <style:style style:name="P4" style:family="paragraph" style:parent-style-name="Standard">
      <style:paragraph-properties fo:text-align="center" style:justify-single-word="false"/>
      <style:text-properties style:font-name="Tahoma"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Tahoma"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Tahoma"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Tahoma" fo:font-size="14pt" fo:font-weight="normal" style:font-size-asian="14pt" style:font-weight-asian="normal" style:font-size-complex="14pt" style:font-weight-complex="normal"/>
    </style:style>
    <style:style style:name="P8" style:family="paragraph" style:parent-style-name="Heading_20_1">
      <style:text-properties style:font-name="Tahoma" fo:font-size="12pt" style:font-size-asian="12pt" style:font-size-complex="12pt"/>
    </style:style>
    <style:style style:name="P9" style:family="paragraph" style:parent-style-name="Heading_20_1">
      <style:text-properties style:font-name="Arial" fo:font-size="16.1000003814697pt" style:font-size-asian="16.1000003814697pt" style:font-size-complex="16.1000003814697pt"/>
    </style:style>
    <style:style style:name="P10" style:family="paragraph" style:parent-style-name="Heading_20_1">
      <style:paragraph-properties fo:break-before="page"/>
    </style:style>
    <style:style style:name="P11" style:family="paragraph" style:parent-style-name="Standard">
      <style:text-properties style:font-name="Tahoma" fo:font-size="12pt" style:font-size-asian="12pt" style:font-size-complex="12pt"/>
    </style:style>
    <style:style style:name="P12" style:family="paragraph" style:parent-style-name="Standard">
      <style:paragraph-properties fo:text-align="center" style:justify-single-word="false"/>
      <style:text-properties style:font-name="Tahoma" fo:font-size="12pt" style:font-size-asian="12pt" style:font-size-complex="12pt"/>
    </style:style>
    <style:style style:name="P13" style:family="paragraph" style:parent-style-name="Standard">
      <style:text-properties style:font-name="Tahoma" fo:font-size="12pt" fo:font-weight="bold" style:font-size-asian="12pt" style:font-weight-asian="bold" style:font-size-complex="12pt" style:font-weight-complex="bold"/>
    </style:style>
    <style:style style:name="P14" style:family="paragraph" style:parent-style-name="Standard">
      <style:paragraph-properties fo:break-before="page"/>
      <style:text-properties style:font-name="Tahoma" fo:font-size="12pt" fo:font-weight="bold" style:font-size-asian="12pt" style:font-weight-asian="bold" style:font-size-complex="12pt" style:font-weight-complex="bold"/>
    </style:style>
    <style:style style:name="P15" style:family="paragraph" style:parent-style-name="Contents_20_Heading">
      <style:paragraph-properties fo:break-before="page"/>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style:font-name="Tahoma"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2"/>
      <text:p text:style-name="P1"/>
      <text:p text:style-name="P1"/>
      <text:p text:style-name="P1"/>
      <text:p text:style-name="P1"/>
      <text:p text:style-name="P1"/>
      <text:p text:style-name="P3"/>
      <text:p text:style-name="P3"/>
      <text:p text:style-name="P3"/>
      <text:p text:style-name="P3"/>
      <text:p text:style-name="P3"/>
      <text:p text:style-name="P3"/>
      <text:p text:style-name="P3"/>
      <text:p text:style-name="P2"/>
      <text:p text:style-name="P4">Leffakanta <text:s text:c="4"/></text:p>
      <text:p text:style-name="P5"><text:tab/><text:tab/></text:p>
      <text:p text:style-name="P7">Kristian Toro <text:s/>/ 014292040</text:p>
      <text:p text:style-name="P6"/>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tab/><text:tab/><text:tab/><text:tab/><text:tab/>Helsingin yliopisto<text:tab/><text:tab/><text:tab/><text:tab/><text:tab/><text:tab/><text:tab/><text:tab/><text:tab/><text:tab/><text:tab/>Tietojenkäsittelytieteen laitos</text:p>
      <text:p text:style-name="P1"><text:tab/><text:tab/><text:tab/><text:tab/><text:tab/><text:tab/>Aineopintojen harjoitustyö: Tietokantasovellus</text:p>
      <text:p text:style-name="P1"><text:tab/><text:tab/><text:tab/><text:tab/><text:tab/><text:tab/>23.3.2014</text:p>
      <text:p text:style-name="P1"/>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P15">Sisällysluettelo</text:p>
          </text:index-title>
          <text:p text:style-name="P16">1. Johdanto<text:tab/>3</text:p>
          <text:p text:style-name="P16">2. Yleiskuvaus<text:tab/>3</text:p>
          <text:p text:style-name="P16">3. Käyttötapaukset<text:tab/>3</text:p>
          <text:p text:style-name="P16">4. Järjestelmän tietosisältö<text:tab/>4</text:p>
          <text:p text:style-name="P16">5. Relaatiotietokantakaavio<text:tab/>6</text:p>
          <text:p text:style-name="P16">6. Järjestelmän yleisrakenne<text:tab/>7</text:p>
          <text:p text:style-name="P16">7. Käyttöliittymä ja järjestelmän komponentit<text:tab/>7</text:p>
        </text:index-body>
      </text:table-of-content>
      <text:p text:style-name="P1"/>
      <text:h text:style-name="P10" text:outline-level="1">1. Johdanto</text:h>
      <text:p text:style-name="P11"/>
      <text:p text:style-name="P11">Työn tarkoituksena on luoda tietokanta elokuvaharrastajille, jossa käyttäjä voi lisätä oman elokuvakokoelmansa tiedot järjestelmään ja luoda siten helposti hallittavan listan elokuvista. Järjestelmän yksi päämäärä on helpottaa etenkin isojen kokoelmien järjestelyä.</text:p>
      <text:p text:style-name="P11"/>
      <text:p text:style-name="P11">Työn ohjelmointi toteutetaan Javalla käyttäen apuna Spring -frameworkkia. Tietokanta hoidetaan PostgreSQL -tietokannalla ja molempia, sekä ohjelmaa että tietokantaa ajetaan helsingin yliopiston users -palvelimelta.</text:p>
      <text:p text:style-name="P11"/>
      <text:p text:style-name="P11">Työhön toteutettava web-käyttöliittymä käyttää apuna CSS-tyylisivuja ja Javascriptiä paremman käyttökokemuksen saavuttamiseksi.</text:p>
      <text:p text:style-name="P11"/>
      <text:p text:style-name="P11"/>
      <text:h text:style-name="Heading_20_1" text:outline-level="1">2. Yleiskuvaus</text:h>
      <text:p text:style-name="P11"/>
      <text:p text:style-name="P13">Käyttötapauskaavio</text:p>
      <text:p text:style-name="P11"/>
      <text:p text:style-name="P11">Täytetään myöhemmin..</text:p>
      <text:p text:style-name="P11"/>
      <text:p text:style-name="P11"/>
      <text:p text:style-name="P13">Käyttäjäryhmät</text:p>
      <text:p text:style-name="P11"/>
      <text:p text:style-name="P11">Harrastaja</text:p>
      <text:p text:style-name="P11"><text:tab/>Harrastaja on aina rekisteröitynyt käyttäjä</text:p>
      <text:p text:style-name="P11"/>
      <text:p text:style-name="P11"/>
      <text:p text:style-name="P11">Ylläpitäjä</text:p>
      <text:p text:style-name="P11"><text:tab/>Ylläpitäjä voi poistaa yksittäisiä käyttäjiä ja elokuvia tietokannasta</text:p>
      <text:p text:style-name="P11"/>
      <text:p text:style-name="P11"/>
      <text:p text:style-name="P11"/>
      <text:h text:style-name="Heading_20_1" text:outline-level="1">3. Käyttötapaukset</text:h>
      <text:p text:style-name="P11"/>
      <text:p text:style-name="P11">Täytetään myöhemmin..</text:p>
      <text:p text:style-name="P11"/>
      <text:h text:style-name="P10" text:outline-level="1">4. Järjestelmän tietosisältö</text:h>
      <text:p text:style-name="P11"><draw:frame draw:style-name="fr1" draw:name="grafiikka3" text:anchor-type="paragraph" svg:x="1.672cm" svg:y="-0.062cm" svg:width="13.448cm" svg:height="10.557cm" draw:z-index="2"><draw:image xlink:href="Pictures/20000007000049B800003EB2F0775371.svm" xlink:type="simple" xlink:show="embed" xlink:actuate="onLoad"/></draw:frame></text:p>
      <text:p text:style-name="P12">Käsitekaavio</text:p>
      <text:p text:style-name="P11"/>
      <text:p text:style-name="P11"/>
      <text:p text:style-name="P13"><text:s text:c="3"/>Tietokohde: movies</text:p>
      <text:p text:style-name="P11"><draw:frame draw:style-name="fr2" draw:name="Objekti1" text:anchor-type="paragraph" svg:x="0.496cm" svg:y="0.273cm" svg:width="12.271cm" svg:height="7.966cm" draw:z-index="9"><draw:object xlink:href="./Object 1" xlink:type="simple" xlink:show="embed" xlink:actuate="onLoad"/><draw:image xlink:href="./ObjectReplacements/Object 1" xlink:type="simple" xlink:show="embed" xlink:actuate="onLoad"/></draw:frame></text:p>
      <text:p text:style-name="P11"/>
      <text:p text:style-name="P14"><draw:frame draw:style-name="fr2" draw:name="Objekti2" text:anchor-type="paragraph" svg:x="0.446cm" svg:y="0.547cm" svg:width="16.254cm" svg:height="4.403cm" draw:z-index="3"><draw:object xlink:href="./Object 2" xlink:type="simple" xlink:show="embed" xlink:actuate="onLoad"/><draw:image xlink:href="./ObjectReplacements/Object 2" xlink:type="simple" xlink:show="embed" xlink:actuate="onLoad"/></draw:frame> <text:s text:c="2"/>Tietokohde: users</text:p>
      <text:p text:style-name="P11"/>
      <text:p text:style-name="P11"/>
      <text:p text:style-name="P13"><text:s text:c="3"/>Tietokohde: collections</text:p>
      <text:p text:style-name="P11"><draw:frame draw:style-name="fr2" draw:name="Objekti3" text:anchor-type="paragraph" svg:x="0.527cm" svg:y="0.141cm" svg:width="14.568cm" svg:height="4.403cm" draw:z-index="4"><draw:object xlink:href="./Object 3" xlink:type="simple" xlink:show="embed" xlink:actuate="onLoad"/><draw:image xlink:href="./ObjectReplacements/Object 3" xlink:type="simple" xlink:show="embed" xlink:actuate="onLoad"/></draw:frame></text:p>
      <text:p text:style-name="P11"/>
      <text:p text:style-name="P13"><text:s text:c="2"/>Tietokohde: genres</text:p>
      <text:p text:style-name="P13"><draw:frame draw:style-name="fr2" draw:name="Objekti5" text:anchor-type="paragraph" svg:x="0.388cm" svg:y="0.009cm" svg:width="10.476cm" svg:height="1.73cm" draw:z-index="5"><draw:object xlink:href="./Object 5" xlink:type="simple" xlink:show="embed" xlink:actuate="onLoad"/><draw:image xlink:href="./ObjectReplacements/Object 5" xlink:type="simple" xlink:show="embed" xlink:actuate="onLoad"/></draw:frame><text:span text:style-name="T1"/></text:p>
      <text:p text:style-name="P13"><text:span text:style-name="T1"/></text:p>
      <text:p text:style-name="P13"><text:s text:c="2"/>Tietokohde: movies_genres</text:p>
      <text:p text:style-name="P13"><draw:frame draw:style-name="fr2" draw:name="Objekti4" text:anchor-type="paragraph" svg:x="0.37cm" svg:y="0.136cm" svg:width="11.822cm" svg:height="2.621cm" draw:z-index="8"><draw:object xlink:href="./Object 4" xlink:type="simple" xlink:show="embed" xlink:actuate="onLoad"/><draw:image xlink:href="./ObjectReplacements/Object 4" xlink:type="simple" xlink:show="embed" xlink:actuate="onLoad"/></draw:frame></text:p>
      <text:p text:style-name="P13"/>
      <text:p text:style-name="P13"><text:s text:c="2"/>Tietokohde: people</text:p>
      <text:p text:style-name="P13"><draw:frame draw:style-name="fr2" draw:name="Objekti6" text:anchor-type="paragraph" svg:x="0.379cm" svg:y="0.035cm" svg:width="12.494cm" svg:height="2.621cm" draw:z-index="6"><draw:object xlink:href="./Object 6" xlink:type="simple" xlink:show="embed" xlink:actuate="onLoad"/><draw:image xlink:href="./ObjectReplacements/Object 6" xlink:type="simple" xlink:show="embed" xlink:actuate="onLoad"/></draw:frame></text:p>
      <text:p text:style-name="P13"/>
      <text:p text:style-name="P13"/>
      <text:p text:style-name="P13"/>
      <text:p text:style-name="P13"/>
      <text:p text:style-name="P13"><text:soft-page-break/><text:s text:c="2"/>Tietokohde: characters</text:p>
      <text:p text:style-name="P13"><draw:frame draw:style-name="fr2" draw:name="Objekti7" text:anchor-type="paragraph" svg:x="0.326cm" svg:y="0.023cm" svg:width="11.444cm" svg:height="1.73cm" draw:z-index="7"><draw:object xlink:href="./Object 7" xlink:type="simple" xlink:show="embed" xlink:actuate="onLoad"/><draw:image xlink:href="./ObjectReplacements/Object 7" xlink:type="simple" xlink:show="embed" xlink:actuate="onLoad"/></draw:frame></text:p>
      <text:p text:style-name="P13"><text:s text:c="2"/>Tietokohde: cast</text:p>
      <text:p text:style-name="P13"><draw:frame draw:style-name="fr2" draw:name="Objekti8" text:anchor-type="paragraph" svg:x="0.376cm" svg:y="0.194cm" svg:width="12.247cm" svg:height="3.512cm" draw:z-index="10"><draw:object xlink:href="./Object 8" xlink:type="simple" xlink:show="embed" xlink:actuate="onLoad"/><draw:image xlink:href="./ObjectReplacements/Object 8" xlink:type="simple" xlink:show="embed" xlink:actuate="onLoad"/></draw:frame></text:p>
      <text:p text:style-name="P13"><text:s text:c="2"/>Tietokohde: crew</text:p>
      <text:p text:style-name="P13"/>
      <text:p text:style-name="P13"><draw:frame draw:style-name="fr3" draw:name="Objekti9" text:anchor-type="paragraph" svg:width="16.425cm" svg:height="3.512cm" draw:z-index="11"><draw:object xlink:href="./Object 9" xlink:type="simple" xlink:show="embed" xlink:actuate="onLoad"/><draw:image xlink:href="./ObjectReplacements/Object 9" xlink:type="simple" xlink:show="embed" xlink:actuate="onLoad"/></draw:frame></text:p>
      <text:h text:style-name="P9" text:outline-level="1">5. Relaatiotietokantakaavio</text:h>
      <text:p text:style-name="P11"><draw:frame draw:style-name="fr1" draw:name="grafiikka1" text:anchor-type="paragraph" svg:x="0.376cm" svg:y="0.134cm" svg:width="15.401cm" svg:height="11.696cm" draw:z-index="0"><draw:image xlink:href="Pictures/2000000700005FC40000485842062E27.svm" xlink:type="simple" xlink:show="embed" xlink:actuate="onLoad"/></draw:frame></text:p>
      <text:p text:style-name="P11"><text:soft-page-break/>Tietokannan relaatiot näkyvät kaaviosta. Turhat indeksointiavaimet poistunevat vielä myöhemmin.</text:p>
      <text:p text:style-name="P11"/>
      <text:p text:style-name="P11"/>
      <text:h text:style-name="Heading_20_1" text:outline-level="1">6. Järjestelmän yleisrakenne</text:h>
      <text:p text:style-name="P11"/>
      <text:p text:style-name="P11">Sovulluksessa noudatetaan tarkkaa MVC-mallia. Koska työ hyödyntää raskaasti Spring -Framework:ia, sovelluksen koodin osuus on saatu pidettyä tiiviinä ja johdonmukaisena ja työ siten hyvin hallittavissa. MVC-mallin malli (Model), näkymä (View) ja kontrolleri (Controller) toteutuvat työssä täysimääräisinä. </text:p>
      <text:p text:style-name="P11"/>
      <text:p text:style-name="P11">Työn malli hoitaa ainoastaan tiedon noutamista tietokannasta. Näkymän taas generoi käyttöliittymän ajonaikaisesti modulaarisesti rakennetuista jsp-tiedostoista, mikä myös helpottaa ylläpidettävyyttä. Html:ään viittaavia asioita ei hoideta näkymän ulkopuolella, poislukien pakolliset url-viittaukset itse tietokannassa kuvien ja elokuvatrailerin web-osoitteille. Näkymän ulkoasu myös tyylitellään CSS-tyylisivun sääntöjen avulla, joten elementtien sijoittelu on hyvin suoraviivaista. Kontrolleri lopuksi niputtaa näkymän saamat syötteet ja hoitaa näkymän ja mallin välistä tiedonsiirtoa, pitäen huolta, että sovelluksen kukin osa hoitaa vain sen, mikä sille kuuluu.</text:p>
      <text:p text:style-name="P11"/>
      <text:p text:style-name="P11"/>
      <text:h text:style-name="Heading_20_1" text:outline-level="1">7. Käyttöliittymä ja järjestelmän komponentit</text:h>
      <text:p text:style-name="P11"><draw:frame draw:style-name="fr1" draw:name="grafiikka2" text:anchor-type="paragraph" svg:x="0.201cm" svg:y="0.318cm" svg:width="15.961cm" svg:height="10.014cm" draw:z-index="1"><draw:image xlink:href="Pictures/2000000700007319000046FDAFA3BC42.svm" xlink:type="simple" xlink:show="embed" xlink:actuate="onLoad"/></draw:frame></text:p>
      <text:h text:style-name="P8"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8M11S</meta:editing-duration>
    <meta:editing-cycles>18</meta:editing-cycles>
    <meta:generator>OpenOffice/4.0.1$Win32 OpenOffice.org_project/401m5$Build-9714</meta:generator>
    <dc:date>2014-03-23T22:52:05.75</dc:date>
    <meta:document-statistic meta:table-count="0" meta:image-count="3" meta:object-count="9" meta:page-count="7" meta:paragraph-count="45" meta:word-count="280" meta:character-count="263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cm"/>
    </style:style>
    <style:style style:name="co2" style:family="table-column">
      <style:table-column-properties fo:break-before="auto" style:column-width="3.023cm"/>
    </style:style>
    <style:style style:name="co3" style:family="table-column">
      <style:table-column-properties fo:break-before="auto" style:column-width="6.548cm"/>
    </style:style>
    <style:style style:name="co4" style:family="table-column">
      <style:table-column-properties fo:break-before="auto" style:column-width="2.267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background-color="#eeeeee" fo:border="none" fo:padding="0.199cm"/>
      <style:text-properties fo:font-size="10pt" style:font-size-asian="10pt" style:font-size-complex="10pt"/>
    </style:style>
    <style:style style:name="ce3" style:family="table-cell" style:parent-style-name="Default">
      <style:table-cell-properties fo:border="none" fo:padding="0.199cm"/>
      <style:text-properties fo:font-size="10pt" style:font-size-asian="10pt" style:font-size-complex="10pt"/>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text:p>Attribuutti</text:p>
          </table:table-cell>
          <table:table-cell table:style-name="ce1" office:value-type="string">
            <text:p>Arvojoukko</text:p>
          </table:table-cell>
          <table:table-cell table:style-name="ce1" office:value-type="string">
            <text:p>Kuvailu</text:p>
          </table:table-cell>
        </table:table-row>
        <table:table-row table:style-name="ro2">
          <table:table-cell office:value-type="string">
            <text:p>Title</text:p>
          </table:table-cell>
          <table:table-cell office:value-type="string">
            <text:p>Merkkijono</text:p>
          </table:table-cell>
          <table:table-cell office:value-type="string">
            <text:p>Elokuvan nimi</text:p>
          </table:table-cell>
        </table:table-row>
        <table:table-row table:style-name="ro2">
          <table:table-cell table:style-name="ce3" office:value-type="string">
            <text:p>Year</text:p>
          </table:table-cell>
          <table:table-cell table:style-name="ce3" office:value-type="string">
            <text:p>Desimaaliluku</text:p>
          </table:table-cell>
          <table:table-cell table:style-name="ce3" office:value-type="string">
            <text:p>Elokuvan julkaisuvuosi</text:p>
          </table:table-cell>
        </table:table-row>
        <table:table-row table:style-name="ro2">
          <table:table-cell office:value-type="string">
            <text:p>Runtime</text:p>
          </table:table-cell>
          <table:table-cell office:value-type="string">
            <text:p>Desimaaliluku</text:p>
          </table:table-cell>
          <table:table-cell office:value-type="string">
            <text:p>Elokuvan kesto minuuteissa</text:p>
          </table:table-cell>
        </table:table-row>
        <table:table-row table:style-name="ro2">
          <table:table-cell table:style-name="ce3" office:value-type="string">
            <text:p>Rating</text:p>
          </table:table-cell>
          <table:table-cell table:style-name="ce3" office:value-type="string">
            <text:p>Desimaaliluku</text:p>
          </table:table-cell>
          <table:table-cell table:style-name="ce3" office:value-type="string">
            <text:p>Elokuvan keskimääräinen arvosana</text:p>
          </table:table-cell>
        </table:table-row>
        <table:table-row table:style-name="ro2">
          <table:table-cell office:value-type="string">
            <text:p>Plot</text:p>
          </table:table-cell>
          <table:table-cell office:value-type="string">
            <text:p>Merkkijono</text:p>
          </table:table-cell>
          <table:table-cell office:value-type="string">
            <text:p>Elokuvan juoni tiivistettynä</text:p>
          </table:table-cell>
        </table:table-row>
        <table:table-row table:style-name="ro2">
          <table:table-cell table:style-name="ce3" office:value-type="string">
            <text:p>Poster</text:p>
          </table:table-cell>
          <table:table-cell table:style-name="ce3" office:value-type="string">
            <text:p>Merkkijono</text:p>
          </table:table-cell>
          <table:table-cell table:style-name="ce3" office:value-type="string">
            <text:p>Linkki elokuvajulisteen kuvaan</text:p>
          </table:table-cell>
        </table:table-row>
        <table:table-row table:style-name="ro2">
          <table:table-cell office:value-type="string">
            <text:p>Background</text:p>
          </table:table-cell>
          <table:table-cell office:value-type="string">
            <text:p>Merkkijono</text:p>
          </table:table-cell>
          <table:table-cell office:value-type="string">
            <text:p>Linkki elokuvan fan-art taustakuvaan</text:p>
          </table:table-cell>
        </table:table-row>
        <table:table-row table:style-name="ro2">
          <table:table-cell table:style-name="ce3" office:value-type="string">
            <text:p>Trailer</text:p>
          </table:table-cell>
          <table:table-cell table:style-name="ce3" office:value-type="string">
            <text:p>Merkkijono</text:p>
          </table:table-cell>
          <table:table-cell table:style-name="ce3" office:value-type="string">
            <text:p>Linkki elukuvan youtube-traileriin</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30: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91cm"/>
    </style:style>
    <style:style style:name="co3" style:family="table-column">
      <style:table-column-properties fo:break-before="auto" style:column-width="2.552cm"/>
    </style:style>
    <style:style style:name="co4" style:family="table-column">
      <style:table-column-properties fo:break-before="auto" style:column-width="10.571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style:style style:name="ce3" style:family="table-cell" style:parent-style-name="Default">
      <style:table-cell-properties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3" table:default-cell-style-name="Default"/>
        <table:table-column table:style-name="co2" table:default-cell-style-name="ce2"/>
        <table:table-column table:style-name="co3" table:default-cell-style-name="ce2"/>
        <table:table-column table:style-name="co4" table:default-cell-style-name="ce2"/>
        <table:table-row table:style-name="ro1">
          <table:table-cell table:number-columns-repeated="3"/>
          <table:table-cell table:style-name="ce1" office:value-type="string">
            <text:p>Attribuutti</text:p>
          </table:table-cell>
          <table:table-cell table:style-name="ce1" office:value-type="string">
            <text:p>Arvojoukko</text:p>
          </table:table-cell>
          <table:table-cell table:style-name="ce1" office:value-type="string">
            <text:p>Kuvailu</text:p>
          </table:table-cell>
        </table:table-row>
        <table:table-row table:style-name="ro2">
          <table:table-cell table:number-columns-repeated="3"/>
          <table:table-cell office:value-type="string">
            <text:p>Username</text:p>
          </table:table-cell>
          <table:table-cell office:value-type="string">
            <text:p>Merkkijono</text:p>
          </table:table-cell>
          <table:table-cell office:value-type="string">
            <text:p>Käyttäjän tunnus sovelluksessa</text:p>
          </table:table-cell>
        </table:table-row>
        <table:table-row table:style-name="ro2">
          <table:table-cell table:number-columns-repeated="3"/>
          <table:table-cell table:style-name="ce3" office:value-type="string">
            <text:p>Password Hash</text:p>
          </table:table-cell>
          <table:table-cell table:style-name="ce3" office:value-type="string">
            <text:p>Merkkijono</text:p>
          </table:table-cell>
          <table:table-cell table:style-name="ce3" office:value-type="string">
            <text:p>Salasanan hash-arvo salasanan tunnistamiseksi</text:p>
          </table:table-cell>
        </table:table-row>
        <table:table-row table:style-name="ro2">
          <table:table-cell table:number-columns-repeated="3"/>
          <table:table-cell office:value-type="string">
            <text:p>Password Salt</text:p>
          </table:table-cell>
          <table:table-cell office:value-type="string">
            <text:p>Merkkijono</text:p>
          </table:table-cell>
          <table:table-cell office:value-type="string">
            <text:p>Salasanan suolausarvo edellisen hashin kanssa käytettäväksi</text:p>
          </table:table-cell>
        </table:table-row>
        <table:table-row table:style-name="ro2">
          <table:table-cell table:number-columns-repeated="3"/>
          <table:table-cell table:style-name="ce3" office:value-type="string">
            <text:p>Is Admin</text:p>
          </table:table-cell>
          <table:table-cell table:style-name="ce3" office:value-type="string">
            <text:p>Totuusarvo</text:p>
          </table:table-cell>
          <table:table-cell table:style-name="ce3" office:value-type="string">
            <text:p>Ilmaisee onko kyseinen käyttäjä ylläpitäjä</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30: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524cm"/>
    </style:style>
    <style:style style:name="co3" style:family="table-column">
      <style:table-column-properties fo:break-before="auto" style:column-width="3.163cm"/>
    </style:style>
    <style:style style:name="co4" style:family="table-column">
      <style:table-column-properties fo:break-before="auto" style:column-width="8.934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style:style style:name="ce3" style:family="table-cell" style:parent-style-name="Default">
      <style:table-cell-properties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6" table:default-cell-style-name="Default"/>
        <table:table-column table:style-name="co2" table:default-cell-style-name="ce2"/>
        <table:table-column table:style-name="co3" table:default-cell-style-name="ce2"/>
        <table:table-column table:style-name="co4" table:default-cell-style-name="ce2"/>
        <table:table-row table:style-name="ro1">
          <table:table-cell table:number-columns-repeated="6"/>
          <table:table-cell table:style-name="ce1" office:value-type="string">
            <text:p>Attribuutti</text:p>
          </table:table-cell>
          <table:table-cell table:style-name="ce1" office:value-type="string">
            <text:p>Arvojoukko</text:p>
          </table:table-cell>
          <table:table-cell table:style-name="ce1" office:value-type="string">
            <text:p>Kuvailu</text:p>
          </table:table-cell>
        </table:table-row>
        <table:table-row table:style-name="ro2">
          <table:table-cell table:number-columns-repeated="6"/>
          <table:table-cell office:value-type="string">
            <text:p>Owner</text:p>
          </table:table-cell>
          <table:table-cell office:value-type="string">
            <text:p>Desimaaliluku</text:p>
          </table:table-cell>
          <table:table-cell office:value-type="string">
            <text:p>Viiteavain usersin käyttäjään</text:p>
          </table:table-cell>
        </table:table-row>
        <table:table-row table:style-name="ro2">
          <table:table-cell table:number-columns-repeated="6"/>
          <table:table-cell table:style-name="ce3" office:value-type="string">
            <text:p>Movie</text:p>
          </table:table-cell>
          <table:table-cell table:style-name="ce3" office:value-type="string">
            <text:p>Desimaaliluku</text:p>
          </table:table-cell>
          <table:table-cell table:style-name="ce3" office:value-type="string">
            <text:p>Viiteavain moviesin elokuvaan</text:p>
          </table:table-cell>
        </table:table-row>
        <table:table-row table:style-name="ro2">
          <table:table-cell table:number-columns-repeated="6"/>
          <table:table-cell office:value-type="string">
            <text:p>Format Type</text:p>
          </table:table-cell>
          <table:table-cell office:value-type="string">
            <text:p>Enumeroitu arvo</text:p>
          </table:table-cell>
          <table:table-cell office:value-type="string">
            <text:p>Ilmaisee kyseisen elokuvakopion formaatin</text:p>
          </table:table-cell>
        </table:table-row>
        <table:table-row table:style-name="ro2">
          <table:table-cell table:number-columns-repeated="6"/>
          <table:table-cell table:style-name="ce3" office:value-type="string">
            <text:p>Availibility</text:p>
          </table:table-cell>
          <table:table-cell table:style-name="ce3" office:value-type="string">
            <text:p>Enumeroitu arvo</text:p>
          </table:table-cell>
          <table:table-cell table:style-name="ce3" office:value-type="string">
            <text:p>Ilmaisee onko teos saatavilla, lainassa vai kadonnut</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52: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829cm"/>
    </style:style>
    <style:style style:name="co3" style:family="table-column">
      <style:table-column-properties fo:break-before="auto" style:column-width="6.77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style:style style:name="ce3" style:family="table-cell" style:parent-style-name="Default">
      <style:table-cell-properties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9" table:default-cell-style-name="Default"/>
        <table:table-column table:style-name="co1" table:default-cell-style-name="ce1"/>
        <table:table-column table:style-name="co2" table:default-cell-style-name="ce1"/>
        <table:table-column table:style-name="co3" table:default-cell-style-name="ce1"/>
        <table:table-row table:style-name="ro1">
          <table:table-cell table:number-columns-repeated="9"/>
          <table:table-cell office:value-type="string">
            <text:p>Attribuutti</text:p>
          </table:table-cell>
          <table:table-cell office:value-type="string">
            <text:p>Arvojoukko</text:p>
          </table:table-cell>
          <table:table-cell office:value-type="string">
            <text:p>Kuvailu</text:p>
          </table:table-cell>
        </table:table-row>
        <table:table-row table:style-name="ro2">
          <table:table-cell table:number-columns-repeated="9"/>
          <table:table-cell table:style-name="ce2" office:value-type="string">
            <text:p>Movie</text:p>
          </table:table-cell>
          <table:table-cell table:style-name="ce2" office:value-type="string">
            <text:p>Desimaaliluku</text:p>
          </table:table-cell>
          <table:table-cell table:style-name="ce2" office:value-type="string">
            <text:p>Viiteavain moviesin elokuvaan</text:p>
          </table:table-cell>
        </table:table-row>
        <table:table-row table:style-name="ro2">
          <table:table-cell table:number-columns-repeated="9"/>
          <table:table-cell table:style-name="ce3" office:value-type="string">
            <text:p>Genre</text:p>
          </table:table-cell>
          <table:table-cell table:style-name="ce3" office:value-type="string">
            <text:p>Desimaaliluku</text:p>
          </table:table-cell>
          <table:table-cell table:style-name="ce3" office:value-type="string">
            <text:p>Viiteavain genresin elokuvaluokitteluun</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38: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581cm"/>
    </style:style>
    <style:style style:name="co3" style:family="table-column">
      <style:table-column-properties fo:break-before="auto" style:column-width="2.496cm"/>
    </style:style>
    <style:style style:name="co4" style:family="table-column">
      <style:table-column-properties fo:break-before="auto" style:column-width="5.438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12" table:default-cell-style-name="Default"/>
        <table:table-column table:style-name="co2" table:default-cell-style-name="ce1"/>
        <table:table-column table:style-name="co3" table:default-cell-style-name="ce1"/>
        <table:table-column table:style-name="co4" table:default-cell-style-name="ce1"/>
        <table:table-row table:style-name="ro1">
          <table:table-cell table:number-columns-repeated="12"/>
          <table:table-cell office:value-type="string">
            <text:p>Attribuutti</text:p>
          </table:table-cell>
          <table:table-cell office:value-type="string">
            <text:p>Arvojoukko</text:p>
          </table:table-cell>
          <table:table-cell office:value-type="string">
            <text:p>Kuvailu</text:p>
          </table:table-cell>
        </table:table-row>
        <table:table-row table:style-name="ro2">
          <table:table-cell table:number-columns-repeated="12"/>
          <table:table-cell table:style-name="ce2" office:value-type="string">
            <text:p>Genre Name</text:p>
          </table:table-cell>
          <table:table-cell table:style-name="ce2" office:value-type="string">
            <text:p>Merkkijono</text:p>
          </table:table-cell>
          <table:table-cell table:style-name="ce2" office:value-type="string">
            <text:p>Elokuvagenren määrittelynimi</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52: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663cm"/>
    </style:style>
    <style:style style:name="co3" style:family="table-column">
      <style:table-column-properties fo:break-before="auto" style:column-width="2.496cm"/>
    </style:style>
    <style:style style:name="co4" style:family="table-column">
      <style:table-column-properties fo:break-before="auto" style:column-width="7.38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style:style style:name="ce3" style:family="table-cell" style:parent-style-name="Default">
      <style:table-cell-properties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15" table:default-cell-style-name="Default"/>
        <table:table-column table:style-name="co2" table:default-cell-style-name="ce1"/>
        <table:table-column table:style-name="co3" table:default-cell-style-name="ce1"/>
        <table:table-column table:style-name="co4" table:default-cell-style-name="ce1"/>
        <table:table-row table:style-name="ro1">
          <table:table-cell table:number-columns-repeated="15"/>
          <table:table-cell office:value-type="string">
            <text:p>Attribuutti</text:p>
          </table:table-cell>
          <table:table-cell office:value-type="string">
            <text:p>Arvojoukko</text:p>
          </table:table-cell>
          <table:table-cell office:value-type="string">
            <text:p>Kuvailu</text:p>
          </table:table-cell>
        </table:table-row>
        <table:table-row table:style-name="ro2">
          <table:table-cell table:number-columns-repeated="15"/>
          <table:table-cell table:style-name="ce2" office:value-type="string">
            <text:p>Person Name</text:p>
          </table:table-cell>
          <table:table-cell table:style-name="ce2" office:value-type="string">
            <text:p>Merkkijono</text:p>
          </table:table-cell>
          <table:table-cell table:style-name="ce2" office:value-type="string">
            <text:p>Henkilön (näyttelijä, ohjaaja jne) koko nimi</text:p>
          </table:table-cell>
        </table:table-row>
        <table:table-row table:style-name="ro2">
          <table:table-cell table:number-columns-repeated="15"/>
          <table:table-cell table:style-name="ce3" office:value-type="string">
            <text:p>Image</text:p>
          </table:table-cell>
          <table:table-cell table:style-name="ce3" office:value-type="string">
            <text:p>Merkkijono</text:p>
          </table:table-cell>
          <table:table-cell table:style-name="ce3" office:value-type="string">
            <text:p>Linkki henkilön kuvaan</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41: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91cm"/>
    </style:style>
    <style:style style:name="co3" style:family="table-column">
      <style:table-column-properties fo:break-before="auto" style:column-width="5.105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18" table:default-cell-style-name="Default"/>
        <table:table-column table:style-name="co2" table:number-columns-repeated="2" table:default-cell-style-name="ce1"/>
        <table:table-column table:style-name="co3" table:default-cell-style-name="ce1"/>
        <table:table-row table:style-name="ro1">
          <table:table-cell table:number-columns-repeated="18"/>
          <table:table-cell office:value-type="string">
            <text:p>Attribuutti</text:p>
          </table:table-cell>
          <table:table-cell office:value-type="string">
            <text:p>Arvojoukko</text:p>
          </table:table-cell>
          <table:table-cell office:value-type="string">
            <text:p>Kuvailu</text:p>
          </table:table-cell>
        </table:table-row>
        <table:table-row table:style-name="ro2">
          <table:table-cell table:number-columns-repeated="18"/>
          <table:table-cell table:style-name="ce2" office:value-type="string">
            <text:p>Character Name</text:p>
          </table:table-cell>
          <table:table-cell table:style-name="ce2" office:value-type="string">
            <text:p>Merkkijono</text:p>
          </table:table-cell>
          <table:table-cell table:style-name="ce2" office:value-type="string">
            <text:p>Elokuvan roolihahmon nimi</text:p>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43: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607cm"/>
    </style:style>
    <style:style style:name="co3" style:family="table-column">
      <style:table-column-properties fo:break-before="auto" style:column-width="3.191cm"/>
    </style:style>
    <style:style style:name="co4" style:family="table-column">
      <style:table-column-properties fo:break-before="auto" style:column-width="6.493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style:style style:name="ce3" style:family="table-cell" style:parent-style-name="Default">
      <style:table-cell-properties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21" table:default-cell-style-name="Default"/>
        <table:table-column table:style-name="co2" table:default-cell-style-name="ce2"/>
        <table:table-column table:style-name="co3" table:default-cell-style-name="ce2"/>
        <table:table-column table:style-name="co4" table:default-cell-style-name="ce2"/>
        <table:table-row table:style-name="ro1">
          <table:table-cell table:number-columns-repeated="21"/>
          <table:table-cell table:style-name="ce1" office:value-type="string">
            <text:p>Attribuutti</text:p>
          </table:table-cell>
          <table:table-cell table:style-name="ce1" office:value-type="string">
            <text:p>Arvojoukko</text:p>
          </table:table-cell>
          <table:table-cell table:style-name="ce1" office:value-type="string">
            <text:p>Kuvailu</text:p>
          </table:table-cell>
        </table:table-row>
        <table:table-row table:style-name="ro2">
          <table:table-cell table:number-columns-repeated="21"/>
          <table:table-cell office:value-type="string">
            <text:p>Movie</text:p>
          </table:table-cell>
          <table:table-cell office:value-type="string">
            <text:p>Desimaaliluku</text:p>
          </table:table-cell>
          <table:table-cell office:value-type="string">
            <text:p>Viiteavain moviesin elokuvaan</text:p>
          </table:table-cell>
        </table:table-row>
        <table:table-row table:style-name="ro2">
          <table:table-cell table:number-columns-repeated="21"/>
          <table:table-cell table:style-name="ce3" office:value-type="string">
            <text:p>Person</text:p>
          </table:table-cell>
          <table:table-cell table:style-name="ce3" office:value-type="string">
            <text:p>Desimaaliluku</text:p>
          </table:table-cell>
          <table:table-cell table:style-name="ce3" office:value-type="string">
            <text:p>Viiteavain people:n henkilöön</text:p>
          </table:table-cell>
        </table:table-row>
        <table:table-row table:style-name="ro2">
          <table:table-cell table:number-columns-repeated="21"/>
          <table:table-cell office:value-type="string">
            <text:p>Character</text:p>
          </table:table-cell>
          <table:table-cell office:value-type="string">
            <text:p>Desimaaliluku</text:p>
          </table:table-cell>
          <table:table-cell office:value-type="string">
            <text:p>Viiteavain charactersin roolihahmoon</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47: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496cm"/>
    </style:style>
    <style:style style:name="co3" style:family="table-column">
      <style:table-column-properties fo:break-before="auto" style:column-width="3.191cm"/>
    </style:style>
    <style:style style:name="co4" style:family="table-column">
      <style:table-column-properties fo:break-before="auto" style:column-width="11.709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style:style style:name="ce3" style:family="table-cell" style:parent-style-name="Default">
      <style:table-cell-properties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24" table:default-cell-style-name="Default"/>
        <table:table-column table:style-name="co2" table:default-cell-style-name="ce2"/>
        <table:table-column table:style-name="co3" table:default-cell-style-name="ce2"/>
        <table:table-column table:style-name="co4" table:default-cell-style-name="ce2"/>
        <table:table-row table:style-name="ro1">
          <table:table-cell table:number-columns-repeated="24"/>
          <table:table-cell table:style-name="ce1" office:value-type="string">
            <text:p>Attribuutti</text:p>
          </table:table-cell>
          <table:table-cell table:style-name="ce1" office:value-type="string">
            <text:p>Arvojoukko</text:p>
          </table:table-cell>
          <table:table-cell table:style-name="ce1" office:value-type="string">
            <text:p>Kuvailu</text:p>
          </table:table-cell>
        </table:table-row>
        <table:table-row table:style-name="ro2">
          <table:table-cell table:number-columns-repeated="24"/>
          <table:table-cell office:value-type="string">
            <text:p>Movie</text:p>
          </table:table-cell>
          <table:table-cell office:value-type="string">
            <text:p>Desimaaliluku</text:p>
          </table:table-cell>
          <table:table-cell office:value-type="string">
            <text:p>Viiteavain moviesin elokuvaan</text:p>
          </table:table-cell>
        </table:table-row>
        <table:table-row table:style-name="ro2">
          <table:table-cell table:number-columns-repeated="24"/>
          <table:table-cell table:style-name="ce3" office:value-type="string">
            <text:p>People</text:p>
          </table:table-cell>
          <table:table-cell table:style-name="ce3" office:value-type="string">
            <text:p>Desimaaliluku</text:p>
          </table:table-cell>
          <table:table-cell table:style-name="ce3" office:value-type="string">
            <text:p>Viiteavain people:n henkilöön</text:p>
          </table:table-cell>
        </table:table-row>
        <table:table-row table:style-name="ro2">
          <table:table-cell table:number-columns-repeated="24"/>
          <table:table-cell office:value-type="string">
            <text:p>Position</text:p>
          </table:table-cell>
          <table:table-cell office:value-type="string">
            <text:p>Enumeroitu arvo</text:p>
          </table:table-cell>
          <table:table-cell office:value-type="string">
            <text:p>Määrittelee onko henkilö elokuvan tuottaja, ohjaaja vaiko käsikirjoittaja</text:p>
          </table:table-cell>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49:44</text:time></text:p>
        </style:region-right>
      </style:header>
      <style:header-left style:display="false"/>
      <style:footer>
        <text:p>Page <text:page-number>1</text:page-number> / <text:page-count>99</text:page-count></text:p>
      </style:footer>
      <style:footer-left style:display="false"/>
    </style:master-page>
  </office:master-styles>
</office:document-styles>
</file>